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1dcdc" officeooo:paragraph-rsid="0001dcdc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2bc40" officeooo:paragraph-rsid="0002bc4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dad8" officeooo:paragraph-rsid="0003dad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4bd74" officeooo:paragraph-rsid="0004bd74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7f837" officeooo:paragraph-rsid="0007f837" style:language-asian="zxx" style:country-asian="none" style:language-complex="zxx" style:country-complex="none"/>
    </style:style>
    <style:style style:name="P6" style:family="paragraph" style:parent-style-name="Standard">
      <style:text-properties officeooo:paragraph-rsid="0001dcdc"/>
    </style:style>
    <style:style style:name="T1" style:family="text">
      <style:text-properties officeooo:rsid="0004bd74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1dcdc" style:language-asian="zxx" style:country-asian="none" style:language-complex="zxx" style:country-complex="none"/>
    </style:style>
    <style:style style:name="T4" style:family="text">
      <style:text-properties fo:language="zxx" fo:country="none" officeooo:rsid="0004bd74" style:language-asian="zxx" style:country-asian="none" style:language-complex="zxx" style:country-complex="none"/>
    </style:style>
    <style:style style:name="T5" style:family="text">
      <style:text-properties fo:language="zxx" fo:country="none" officeooo:rsid="00067a0b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cu</text:p>
      <text:p text:style-name="P1"/>
      <text:p text:style-name="P1">Charge, répétition, séries, pause, exo(tricet), difficutlté, remarque</text:p>
      <text:p text:style-name="P1"/>
      <text:p text:style-name="P1">Intensity</text:p>
      <text:p text:style-name="P1"/>
      <text:p text:style-name="P1">Bloc, répétition, pause, difficulté, remarque, distance, départ</text:p>
      <text:p text:style-name="P1"/>
      <text:p text:style-name="P1">Footing</text:p>
      <text:p text:style-name="P1"/>
      <text:p text:style-name="P1">Distance, temps, départ, arrivée, difficulté, remarque </text:p>
      <text:p text:style-name="P1"/>
      <text:p text:style-name="P1"/>
      <text:p text:style-name="P1"/>
      <text:p text:style-name="P1"/>
      <text:p text:style-name="P1">Création -&gt; ajouter exercices -&gt; fin -&gt; notation</text:p>
      <text:p text:style-name="P1"/>
      <text:p text:style-name="P1">Création:</text:p>
      <text:p text:style-name="P1"><text:tab/>Nom</text:p>
      <text:p text:style-name="P1"><text:tab/>Date</text:p>
      <text:p text:style-name="P1"><text:tab/>Lieu</text:p>
      <text:p text:style-name="P2"><text:tab/>Durée</text:p>
      <text:p text:style-name="P1"><text:tab/></text:p>
      <text:p text:style-name="P1">Ajouter exercice:</text:p>
      <text:p text:style-name="P6"><text:span text:style-name="T3"><text:tab/>Exercice avec r</text:span><text:span text:style-name="T4">ep</text:span><text:span text:style-name="T3">, repos, ...</text:span></text:p>
      <text:p text:style-name="P6"><text:span text:style-name="T3"><text:tab/></text:span><text:span text:style-name="T5">Charge prévisionnelle</text:span></text:p>
      <text:p text:style-name="P6"><text:span text:style-name="T4"/></text:p>
      <text:p text:style-name="P1"/>
      <text:p text:style-name="P3">Fin:</text:p>
      <text:p text:style-name="P3"><text:tab/></text:p>
      <text:p text:style-name="P4">Notation:</text:p>
      <text:p text:style-name="P4"><text:tab/>Charge mise</text:p>
      <text:p text:style-name="P4"><text:tab/>Par exercice</text:p>
      <text:p text:style-name="P4"><text:tab/>La séance</text:p>
      <text:p text:style-name="P4"><text:tab/>Remarque </text:p>
      <text:p text:style-name="P4"/>
      <text:p text:style-name="P4"/>
      <text:p text:style-name="P5">Peu être créer une séance parallèle qui aura pour but la séance réalisée et pas prévisionnel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4T16:05:08.410000000</meta:creation-date>
    <meta:generator>LibreOffice/6.3.5.2$Windows_X86_64 LibreOffice_project/dd0751754f11728f69b42ee2af66670068624673</meta:generator>
    <dc:date>2022-04-28T11:24:16.796000000</dc:date>
    <meta:editing-duration>PT25M2S</meta:editing-duration>
    <meta:editing-cycles>5</meta:editing-cycles>
    <meta:document-statistic meta:table-count="0" meta:image-count="0" meta:object-count="0" meta:page-count="1" meta:paragraph-count="24" meta:word-count="70" meta:character-count="508" meta:non-whitespace-character-count="446"/>
  </office:meta>
</office:document-meta>
</file>